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P6" style:family="paragraph" style:parent-style-name="Table_20_Contents">
      <style:paragraph-properties fo:text-align="end" style:justify-single-word="false" style:snap-to-layout-grid="false"/>
    </style:style>
    <style:style style:name="P7" style:family="paragraph" style:parent-style-name="Text_20_body">
      <style:paragraph-properties fo:margin-top="0.1665in" fo:margin-bottom="0.0835in" fo:text-align="center" style:justify-single-word="false"/>
      <style:text-properties fo:language="pl" fo:country="P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Heading" style:master-page-name="Standard">
      <style:paragraph-properties fo:text-align="center" style:justify-single-word="false" style:page-number="auto"/>
      <style:text-properties fo:font-weight="bold" style:font-weight-asian="bold" style:font-weight-complex="bold"/>
    </style:style>
    <style:style style:name="P21" style:family="paragraph" style:parent-style-name="Heading_20_1">
      <style:paragraph-properties fo:break-before="page"/>
    </style:style>
    <style:style style:name="P22" style:family="paragraph" style:parent-style-name="CODE">
      <style:text-properties fo:font-size="8pt" style:font-size-asian="8pt" style:font-size-complex="8pt"/>
    </style:style>
    <style:style style:name="P23" style:family="paragraph" style:parent-style-name="CODE" style:list-style-name="L2">
      <style:text-properties fo:font-size="8pt" style:font-size-asian="7pt" style:font-size-complex="8pt"/>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fo:color="#ff0000"/>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7">Date: 2012-09-15<text:tab/>Version: 0.0.1</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 <text:s text:c="2"/>Introduction<text:tab/>2</text:p>
          <text:p text:style-name="P24">2 <text:s text:c="2"/>Installation and configuration<text:tab/>2</text:p>
          <text:p text:style-name="P25">2.1 <text:s text:c="2"/>Application server configuration<text:tab/>2</text:p>
          <text:p text:style-name="P26">2.1.1 <text:s text:c="2"/>Tomcat 6.x, 7.x<text:tab/>3</text:p>
          <text:p text:style-name="P26">2.1.2 <text:s text:c="2"/>Jboss 4.x, 5.x, 6.x<text:tab/>3</text:p>
          <text:p text:style-name="P26">2.1.3 <text:s text:c="2"/>JBoss 7.x<text:tab/>3</text:p>
          <text:p text:style-name="P26">2.1.4 <text:s text:c="2"/>Mule ESB 3.3<text:tab/>4</text:p>
          <text:p text:style-name="P26">2.1.5 <text:s text:c="2"/>Apache ActiveMQ (standalone server)<text:tab/>4</text:p>
          <text:p text:style-name="P25">2.2 <text:s text:c="2"/>zorka.properties configuration file<text:tab/>4</text:p>
          <text:p text:style-name="P24">3 <text:s text:c="2"/>Using Zorka<text:tab/>5</text:p>
          <text:p text:style-name="P25">3.1 <text:s text:c="2"/>Basic functions<text:tab/>6</text:p>
          <text:p text:style-name="P24">4 <text:s text:c="2"/>Extending Zorka<text:tab/>6</text:p>
          <text:p text:style-name="P25">4.1 <text:s text:c="2"/>Extending with Beanshell scripts<text:tab/>6</text:p>
          <text:p text:style-name="P26">4.1.1 <text:s text:c="2"/>General purpose functions<text:tab/>6</text:p>
          <text:p text:style-name="P26">4.1.2 <text:s text:c="2"/>Thread rankings and bean rankings<text:tab/>7</text:p>
          <text:p text:style-name="P26">4.1.3 <text:s text:c="2"/>Class and Method Instrumentation<text:tab/>7</text:p>
          <text:p text:style-name="P25">4.2 <text:s text:c="2"/>Extending with Java<text:tab/>7</text:p>
          <text:p text:style-name="P24">5 <text:s text:c="2"/>Reference<text:tab/>7</text:p>
        </text:index-body>
      </text:table-of-content>
      <text:p text:style-name="Standard"/>
      <text:h text:style-name="P21" text:outline-level="1">Introduction</text:h>
      <text:p text:style-name="Text_20_body"/>
      <text:p text:style-name="Text_20_body"/>
      <text:p text:style-name="Text_20_body"/>
      <text:h text:style-name="Heading_20_1" text:outline-level="1">Installation and configuration</text:h>
      <text:p text:style-name="Text_20_body"/>
      <text:p text:style-name="Text_20_body">Unpack zorka archive into application server home directory (ex. /opt/tomcat-7.0.29). Zorka files will reside in &lt;server-home&gt;/zorka directory. <text:s/>Unpacked directory contains the following things:</text:p>
      <text:list xml:id="list542865832" text:style-name="L1">
        <text:list-item>
          <text:p text:style-name="P8">bootstrap.jar - agent bootstrap file;</text:p>
        </text:list-item>
        <text:list-item>
          <text:p text:style-name="P8">conf/*.bsh - extension scripts;</text:p>
        </text:list-item>
        <text:list-item>
          <text:p text:style-name="P8">lib/*.jar - rest of agent code (loaded by bootstrap.jar);</text:p>
        </text:list-item>
        <text:list-item>
          <text:p text:style-name="P8">log/*.log - log files;</text:p>
        </text:list-item>
        <text:list-item>
          <text:p text:style-name="P8">home.* - sample home directories - <text:s/>(containing predefined zorka.properties+conf/*.bsh for various application servers);</text:p>
        </text:list-item>
        <text:list-item>
          <text:p text:style-name="P8">zorka.properties - main configuration file;</text:p>
        </text:list-item>
      </text:list>
      <text:p text:style-name="Text_20_body"/>
      <text:h text:style-name="Heading_20_2" text:outline-level="2">Application server configuration</text:h>
      <text:p text:style-name="Text_20_body"/>
      <text:p text:style-name="Text_20_body">Zorka works as java agent, thus the following thing has to be added to java command line:</text:p>
      <text:p text:style-name="Text_20_body"/>
      <text:p text:style-name="CODE">-javaagent:/path/to/zorka/bootstrap.jar=/path/to/zorka</text:p>
      <text:p text:style-name="Text_20_body"/>
      <text:p text:style-name="Text_20_body">Also, some specific things may have to be added for specific application servers. In all examples below &lt;server-home&gt; means application server home (eg. /opt/jboss-4.2) and &lt;zorka-home&gt; means directory with unpacked zorka files (eg. /opt/jboss-4.2/zorka).</text:p>
      <text:p text:style-name="Text_20_body"/>
      <text:p text:style-name="Text_20_body">Some application servers have been (preliminarily) tested and are described below but for other servers <text:soft-page-break/>should work as well as long as application server does not perform too many wizardry on platform mbean server or class loaders. </text:p>
      <text:h text:style-name="Heading_20_3" text:outline-level="3">Tomcat 6.x, 7.x</text:h>
      <text:p text:style-name="Text_20_body">Only Sun JDK 6/5 is supported with Tomcat at the moment:</text:p>
      <text:list xml:id="list2017520591" text:style-name="L2">
        <text:list-item>
          <text:p text:style-name="P9">copy samples/tomcat67/* files to &lt;server-home&gt;/zorka directory (overwrite existing files if necessary);</text:p>
        </text:list-item>
        <text:list-item>
          <text:p text:style-name="P9">edit &lt;server-home&gt;/bin/catalina.conf and add the following line at the end:</text:p>
          <text:p text:style-name="P23"/>
        </text:list-item>
      </text:list>
      <text:p text:style-name="P22">CATALINA_OPTS="$CATALINA_OPTS -javaagent:&lt;zorka-home&gt;/bootstrap.jar=&lt;zorka-home&gt;"</text:p>
      <text:p text:style-name="P22"/>
      <text:list xml:id="list1484651161" text:style-name="L3">
        <text:list-item>
          <text:p text:style-name="P10">adjust zorka.properties if necessary (log files, listen port number etc.);</text:p>
        </text:list-item>
      </text:list>
      <text:p text:style-name="Text_20_body"/>
      <text:h text:style-name="Heading_20_3" text:outline-level="3">Jboss 4.x, 5.x, 6.x</text:h>
      <text:p text:style-name="Text_20_body"/>
      <text:p text:style-name="Text_20_body">Only Sun JDK 5 and 6 are supported:</text:p>
      <text:list xml:id="list2173407647" text:style-name="L4">
        <text:list-item>
          <text:p text:style-name="P11">copy samples/jboss456/* files to &lt;server-home&gt;/zorka directory;</text:p>
        </text:list-item>
        <text:list-item>
          <text:p text:style-name="P11">edit &lt;server-home&gt;/bin/run.conf and add the following line at the end:</text:p>
        </text:list-item>
      </text:list>
      <text:p text:style-name="P22"/>
      <text:p text:style-name="P22">JAVA_OPTS="$JAVA_OPTS -javaagent:&lt;zorka-home&gt;/bootstrap.jar=&lt;zorka-home&gt;"</text:p>
      <text:p text:style-name="P22"/>
      <text:list xml:id="list896490963" text:style-name="L5">
        <text:list-item>
          <text:p text:style-name="P12">copy zorka5.sar file to &lt;server-home&gt;/server/default/deploy directory (or /deploy directory in other profile if other profile is actually user);</text:p>
        </text:list-item>
        <text:list-item>
          <text:p text:style-name="P12">adjust zorka.properties if necessary (log files, listen port number etc.);</text:p>
        </text:list-item>
      </text:list>
      <text:p text:style-name="Text_20_body"/>
      <text:h text:style-name="Heading_20_3" text:outline-level="3">JBoss 7.x</text:h>
      <text:p text:style-name="Text_20_body"/>
      <text:p text:style-name="Text_20_body">Only Sun JDK 6 is supported at the moment. Following configuration steps have been tested in standalone mode but should work the same in both modes (edit standalone.conf instead of .</text:p>
      <text:list xml:id="list511127494" text:style-name="L6">
        <text:list-item>
          <text:p text:style-name="P13">copy samples/jboss7/* files to &lt;server-home&gt;/zorka directory;</text:p>
        </text:list-item>
        <text:list-item>
          <text:p text:style-name="P13"><text:soft-page-break/>edit &lt;server-home&gt;/bin/standalone.conf, add the following line:</text:p>
        </text:list-item>
      </text:list>
      <text:p text:style-name="Text_20_body"/>
      <text:p text:style-name="P22">JAVA_OPTS="$JAVA_OPTS -javaagent:&lt;zorka-home&gt;/bootstrap.jar=&lt;zorka-home&gt;"</text:p>
      <text:list xml:id="list473031073" text:style-name="L7">
        <text:list-item>
          <text:p text:style-name="P14">add zorka's bootstrap package to JBoss system modules - find and change the setting in standalone.conf file:</text:p>
        </text:list-item>
      </text:list>
      <text:p text:style-name="CODE">if [ "x$JBOSS_MODULES_SYSTEM_PKGS" = "x" ]; then</text:p>
      <text:p text:style-name="CODE"><text:s text:c="3"/>JBOSS_MODULES_SYSTEM_PKGS="org.jboss.byteman<text:span text:style-name="T3">,com.jitlogic.zorka.bootstrap</text:span>"</text:p>
      <text:p text:style-name="CODE">fi</text:p>
      <text:p text:style-name="Text_20_body"/>
      <text:h text:style-name="Heading_20_3" text:outline-level="3">Mule ESB 3.3</text:h>
      <text:p text:style-name="Text_20_body"/>
      <text:p text:style-name="Text_20_body">TBD</text:p>
      <text:p text:style-name="Text_20_body"/>
      <text:h text:style-name="Heading_20_3" text:outline-level="3">Apache ActiveMQ (standalone server)</text:h>
      <text:p text:style-name="Text_20_body"/>
      <text:p text:style-name="Text_20_body">TBD</text:p>
      <text:p text:style-name="Text_20_body"/>
      <text:h text:style-name="Heading_20_2" text:outline-level="2">zorka.properties configuration file</text:h>
      <text:p text:style-name="Text_20_body"/>
      <text:p text:style-name="Text_20_body">Interesting configuration directives in zorka.properties are described below (along with some sample values).</text:p>
      <text:p text:style-name="Text_20_body"/>
      <text:p text:style-name="Text_20_body">Zorka agent general directives:</text:p>
      <text:list xml:id="list137304677" text:style-name="L9">
        <text:list-item>
          <text:p text:style-name="P16"><text:span text:style-name="T4">zorka.mbs.autoregister = yes</text:span> - this setting controls whether standard platform mbean server should be automatically registered at first use (or startup time): this is useful when application server substitutes mbean server at startup time and it has be acquired in other manner than at startup (JBoss 4/5/6 do this, so both 'java' and 'jboss' mbean servers are acquired by zorka5.sar module instead of ManagementFactory.getPlatformMBeanServer(); </text:p>
        </text:list-item>
        <text:list-item>
          <text:p text:style-name="P16"><text:span text:style-name="T4">zorka.hostname = tomcat.myserver</text:span> - 'hostname' this agent will advertise itself; this is useful <text:soft-page-break/>for for automatic informing operating system about server hostname (eg. standard Zabbix Agent template has such item);</text:p>
        </text:list-item>
      </text:list>
      <text:p text:style-name="Text_20_body"/>
      <text:p text:style-name="Text_20_body"/>
      <text:p text:style-name="Text_20_body">Zabbix related directives:</text:p>
      <text:list xml:id="list413468359" text:style-name="L8">
        <text:list-item>
          <text:p text:style-name="P15"><text:span text:style-name="T4">zabbix.enabled = yes</text:span> - this setting controls whether Zorka should work as zabbix agent (serving zabbix agent protocol on some address:port); zabbix protocol is the only one supported at the moment;</text:p>
        </text:list-item>
        <text:list-item>
          <text:p text:style-name="P15"><text:span text:style-name="T4">zabbix.listen.addr = 0.0.0.0</text:span> - address zabbix agent will listen on (127.0.0.1 is the default value, so it has to be set explicitly);</text:p>
        </text:list-item>
        <text:list-item>
          <text:p text:style-name="P15"><text:span text:style-name="T4">zabbix.listen.port = 10055</text:span> - port zabbix agent will listen on;</text:p>
        </text:list-item>
        <text:list-item>
          <text:p text:style-name="P15"><text:span text:style-name="T4">zabbix.server.addr = 127.0.0.1</text:span> - zabbix server address; agent will accept connections only from this server;</text:p>
        </text:list-item>
      </text:list>
      <text:p text:style-name="Text_20_body"/>
      <text:p text:style-name="Text_20_body">Logging directives:</text:p>
      <text:list xml:id="list2173171409" text:style-name="L10">
        <text:list-item>
          <text:p text:style-name="P17"><text:span text:style-name="T4">zorka.log.level = TRACE</text:span> - log level (TRACE, DEBUG, INFO, WARN, ERROR, FATAL are allowed);</text:p>
        </text:list-item>
        <text:list-item>
          <text:p text:style-name="P17"><text:span text:style-name="T4">zorka.log.size = 4m</text:span> - maximum size of log files (in megabytes if 'm' is added as a suffix); </text:p>
        </text:list-item>
        <text:list-item>
          <text:p text:style-name="P17"><text:span text:style-name="T4">zorka.log.num = 4</text:span> - maximum number of archived log files;</text:p>
        </text:list-item>
        <text:list-item>
          <text:p text:style-name="P17"><text:span text:style-name="T4">zorka.log.exceptions = yes</text:span> - controls whether full stack traces of encountered exceptions will be logged; </text:p>
        </text:list-item>
      </text:list>
      <text:p text:style-name="Text_20_body"/>
      <text:p text:style-name="Text_20_body">Directives useful for tuning (you propably don't need to change default values):</text:p>
      <text:list xml:id="list1833778284" text:style-name="L11">
        <text:list-item>
          <text:p text:style-name="P18"><text:span text:style-name="T4">zorka.req.threads = 4</text:span> - number of threads for processing requests;</text:p>
        </text:list-item>
        <text:list-item>
          <text:p text:style-name="P18">zorka.req.queue = 64 - </text:p>
        </text:list-item>
        <text:list-item>
          <text:p text:style-name="P18"><text:span text:style-name="T4">zorka.req.timeout = 10000</text:span> - request timeout (in milliseconds) - requests taking more than this will be canceled and zorka will close connection abruply;</text:p>
        </text:list-item>
      </text:list>
      <text:p text:style-name="Text_20_body"/>
      <text:h text:style-name="Heading_20_1" text:outline-level="1"><text:soft-page-break/>Using Zorka</text:h>
      <text:p text:style-name="Text_20_body">Zorka exposes its API as modules with functions in a Beanshell environment. Zabbix server can call these functions directly (with slightly different syntax), extension scripts can use them as well (and define their own functions that will be visible for zabbix or other monitoring system.</text:p>
      <text:p text:style-name="Text_20_body"/>
      <text:h text:style-name="Heading_20_2" text:outline-level="2">MBean servers</text:h>
      <text:p text:style-name="Text_20_body"/>
      <text:p text:style-name="Text_20_body">Zorka can track many mbean servers at once. This is useful for example in JBoss 4/5/6 which have two mbean servers: platform specific (JVM) and application server specific (JBoss). Each mbean server is available at some name. Known names:</text:p>
      <text:list xml:id="list1877858059" text:style-name="L12">
        <text:list-item>
          <text:p text:style-name="P19">'java' - standard plaform mbean server;</text:p>
        </text:list-item>
        <text:list-item>
          <text:p text:style-name="P19">'jboss' - JBoss JMX kernel mbean server;</text:p>
        </text:list-item>
      </text:list>
      <text:p text:style-name="Text_20_body"/>
      <text:h text:style-name="Heading_20_2" text:outline-level="2">Basic functions</text:h>
      <text:p text:style-name="Text_20_body"/>
      <text:p text:style-name="Text_20_body">(TBD)</text:p>
      <text:p text:style-name="Text_20_body"/>
      <text:p text:style-name="CODE">zorka.jmx(&lt;mbs&gt;, &lt;object-name&gt;, &lt;attr1&gt;, &lt;attr2&gt;, ...) </text:p>
      <text:p text:style-name="Text_20_body"/>
      <text:p text:style-name="Text_20_body">Returns value of given object. Looks for specific object in JMX, fetches &lt;attr1&gt; from it, then fetches &lt;attr2&gt; from result of previous fetch etc. Depending on object type, attribute fetch can involve invoking getter (arbitrary objects), looking for a key (map objects), indexing (lists or arrays). This way user can access arbitrarily deep into structure of an object available via JMX. </text:p>
      <text:p text:style-name="Text_20_body"/>
      <text:p text:style-name="CODE">zorka.rate(&lt;mbs&gt;, &lt;object-name&gt;, &lt;attr&gt;, ..., &lt;nom&gt;, &lt;div&gt;, &lt;horizon&gt;)</text:p>
      <text:p text:style-name="Text_20_body"/>
      <text:p text:style-name="Text_20_body">This function is useful for calculating (windowed) average rates of two attributes of an object (nominator and divider) in a selected time horizon. </text:p>
      <text:p text:style-name="Text_20_body"/>
      <text:p text:style-name="Text_20_body"><text:soft-page-break/>zabbix.discovery(&lt;mbean-server&gt;, &lt;object-wildcard&gt;, &lt;attr1&gt;, &lt;attr2&gt;, ...)</text:p>
      <text:p text:style-name="Text_20_body"/>
      <text:p text:style-name="Text_20_body">This function is useful for performing low level discovery for Zabbix.</text:p>
      <text:h text:style-name="Heading_20_1" text:outline-level="1">Extending Zorka</text:h>
      <text:p text:style-name="Text_20_body"/>
      <text:h text:style-name="Heading_20_2" text:outline-level="2">Extending with Beanshell scripts</text:h>
      <text:p text:style-name="Text_20_body"/>
      <text:h text:style-name="Heading_20_3" text:outline-level="3">General purpose functions</text:h>
      <text:p text:style-name="Text_20_body"/>
      <text:p text:style-name="Text_20_body">(TBD)</text:p>
      <text:p text:style-name="Text_20_body"/>
      <text:p text:style-name="Text_20_body">zorka.get(&lt;object&gt;, &lt;attr&gt;, &lt;attr&gt;, ...)</text:p>
      <text:p text:style-name="Text_20_body"/>
      <text:p text:style-name="Text_20_body">(TBD)</text:p>
      <text:p text:style-name="Text_20_body"/>
      <text:p text:style-name="Text_20_body">zorka.getter(&lt;object&gt;, &lt;attr&gt;, &lt;attr&gt;, ...)</text:p>
      <text:p text:style-name="Text_20_body"/>
      <text:p text:style-name="Text_20_body">(TBD)</text:p>
      <text:p text:style-name="Text_20_body"/>
      <text:p text:style-name="Text_20_body">zorka.mbean(&lt;mbs&gt;, &lt;name&gt;, &lt;description&gt;)</text:p>
      <text:p text:style-name="Text_20_body"/>
      <text:p text:style-name="Text_20_body">(TBD)</text:p>
      <text:p text:style-name="Text_20_body"/>
      <text:p text:style-name="Text_20_body">zorka.log(&lt;message&gt;)</text:p>
      <text:p text:style-name="Text_20_body"/>
      <text:p text:style-name="Text_20_body"><text:soft-page-break/>(TBD)</text:p>
      <text:p text:style-name="Text_20_body"/>
      <text:p text:style-name="Text_20_body">zabbix.discovery(&lt;mbs&gt;, &lt;object-widcard&gt;, <text:s/>oattrs, path, attrs)</text:p>
      <text:p text:style-name="Text_20_body"/>
      <text:p text:style-name="Text_20_body">(TBD)</text:p>
      <text:p text:style-name="Text_20_body"/>
      <text:h text:style-name="Heading_20_3" text:outline-level="3">Thread rankings and bean rankings</text:h>
      <text:p text:style-name="Text_20_body"/>
      <text:p text:style-name="Text_20_body">(TBD)</text:p>
      <text:p text:style-name="Text_20_body"/>
      <text:p text:style-name="Text_20_body">zorka.threadRanking(name, description, size, interval)</text:p>
      <text:p text:style-name="Text_20_body"/>
      <text:p text:style-name="Text_20_body">(TBD)</text:p>
      <text:p text:style-name="Text_20_body"/>
      <text:p text:style-name="Text_20_body">zorka.beanRanking(mbs, name, query, keyName, attrs, nomAttr, divAttr, size, interval)</text:p>
      <text:p text:style-name="Text_20_body"/>
      <text:p text:style-name="Text_20_body">(TBD)</text:p>
      <text:p text:style-name="Text_20_body"/>
      <text:h text:style-name="Heading_20_3" text:outline-level="3">Class and Method Instrumentation</text:h>
      <text:p text:style-name="Text_20_body"/>
      <text:p text:style-name="Text_20_body">(TBD)</text:p>
      <text:p text:style-name="Text_20_body"/>
      <text:p text:style-name="Text_20_body">spy.simple(className, methodName, beanName, attrName)</text:p>
      <text:p text:style-name="Text_20_body"/>
      <text:p text:style-name="Text_20_body">(TBD)</text:p>
      <text:p text:style-name="Text_20_body"/>
      <text:p text:style-name="Text_20_body"><text:soft-page-break/>spy.simple(class, method, bean, attr, expression)</text:p>
      <text:p text:style-name="Text_20_body"/>
      <text:p text:style-name="Text_20_body">(TBD)</text:p>
      <text:p text:style-name="Text_20_body"/>
      <text:p text:style-name="Text_20_body">spy.present(mbs, class, method, mbean, attr, argObj, argPath, getterPath, type, once)</text:p>
      <text:p text:style-name="Text_20_body"/>
      <text:p text:style-name="Text_20_body">(TBD)</text:p>
      <text:p text:style-name="Text_20_body"/>
      <text:h text:style-name="Heading_20_2" text:outline-level="2">Extending with Java</text:h>
      <text:p text:style-name="Text_20_body"/>
      <text:p text:style-name="Text_20_body">(TBD)</text:p>
      <text:p text:style-name="Text_20_body"/>
      <text:h text:style-name="Heading_20_1" text:outline-level="1">Reference</text:h>
      <text:p text:style-name="Text_20_body"/>
      <text:p text:style-name="Text_20_body">(TB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ejaVu Sans2" svg:font-family="'DejaVu Sans'" style:font-family-generic="modern"/>
    <style:font-face style:name="DejaVu Sans Mono" svg:font-family="'DejaVu Sans Mono'" style:font-family-generic="modern"/>
    <style:font-face style:name="Inconsolata" svg:font-family="Inconsolata" style:font-adornments="Regular" style:font-pitch="fixed"/>
    <style:font-face style:name="DejaVu Sans1" svg:font-family="'DejaVu 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normal" style:font-size-complex="85%" style:font-style-complex="italic" style:font-weight-complex="normal"/>
    </style:style>
    <style:style style:name="CODE" style:family="paragraph" style:parent-style-name="Text_20_body" style:class="text">
      <style:paragraph-properties fo:margin-left="0.2in" fo:margin-right="0in" fo:margin-top="0in" fo:margin-bottom="0in" fo:text-indent="0in" style:auto-text-indent="false"/>
      <style:text-properties style:font-name="Inconsolata" fo:font-size="10pt" fo:font-weight="normal"/>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Absatz-Standardschriftart11111" style:family="text"/>
    <style:style style:name="WW-Absatz-Standardschriftart111111" style:family="text"/>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letype" style:family="text">
      <style:text-properties style:font-name="DejaVu Sans Mono" style:font-name-asian="DejaVu Sans2" style:font-name-complex="DejaVu Sans Mono"/>
    </style:style>
    <style:style style:name="CODE_20_INLINE" style:display-name="CODE INLINE" style:family="text">
      <style:text-properties style:font-name="Inconsolata" fo:font-weight="normal"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375in" table:align="left" style:writing-mode="lr-tb"/>
    </style:style>
    <style:style style:name="Table2.A" style:family="table-column">
      <style:table-column-properties style:column-width="1.3118in"/>
    </style:style>
    <style:style style:name="Table2.B" style:family="table-column">
      <style:table-column-properties style:column-width="4.275in"/>
    </style:style>
    <style:style style:name="Table2.C" style:family="table-column">
      <style:table-column-properties style:column-width="1.3507in"/>
    </style:style>
    <style:style style:name="Table2.1" style:family="table-row">
      <style:table-row-properties fo:keep-together="auto"/>
    </style:style>
    <style:style style:name="Table2.A1" style:family="table-cell">
      <style:table-cell-properties style:vertical-align="middle"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middle"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6.9375in" table:align="left" style:writing-mode="lr-tb"/>
    </style:style>
    <style:style style:name="Table1.A" style:family="table-column">
      <style:table-column-properties style:column-width="0.8722in"/>
    </style:style>
    <style:style style:name="Table1.B" style:family="table-column">
      <style:table-column-properties style:column-width="5.1833in"/>
    </style:style>
    <style:style style:name="Table1.C" style:family="table-column">
      <style:table-column-properties style:column-width="0.8819in"/>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MP1" style:family="paragraph" style:parent-style-name="Table_20_Contents">
      <style:paragraph-properties fo:text-align="center" style:justify-single-word="false" style:snap-to-layout-grid="false"/>
      <style:text-properties style:font-name="Arial" fo:font-size="9pt" fo:language="pl" fo:country="PL" style:font-size-asian="9pt" style:font-size-complex="9pt"/>
    </style:style>
    <style:style style:name="MP2"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style:font-name="Arial" fo:font-size="9pt" style:font-size-asian="9pt" style:font-size-complex="9pt"/>
    </style:style>
    <style:style style:name="MP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MP5" style:family="paragraph" style:parent-style-name="Table_20_Contents">
      <style:paragraph-properties fo:text-align="center" style:justify-single-word="false" style:snap-to-layout-grid="false"/>
      <style:text-properties style:font-name="Arial" fo:font-size="10pt" style:font-size-asian="10pt" style:font-size-complex="10pt"/>
    </style:style>
    <style:style style:name="MP6" style:family="paragraph" style:parent-style-name="Table_20_Contents">
      <style:paragraph-properties fo:text-align="end" style:justify-single-word="false" style:snap-to-layout-grid="false"/>
    </style:style>
    <style:style style:name="MT1" style:family="text">
      <style:text-properties style:font-name="Arial" fo:font-size="10pt" style:font-size-asian="10pt" style:font-size-complex="10pt"/>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1.1181in" fo:margin-left="0in" fo:margin-right="0in" fo:margin-bottom="1.0791in" style:dynamic-spacing="true"/>
      </style:header-style>
      <style:footer-style>
        <style:header-footer-properties fo:min-height="0.6256in" fo:margin-left="0in" fo:margin-right="0in" fo:margin-top="0.5866in" style:dynamic-spacing="true"/>
      </style:footer-style>
    </style:page-layout>
    <style:page-layout style:name="Mpm2">
      <style:page-layout-properties fo:page-width="8.5in" fo:page-height="11in" style:num-format="1" style:print-orientation="portrait" fo:margin-top="1.9055in" fo:margin-bottom="1.4134in" fo:margin-left="0.7874in" fo:margin-right="0.7874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
            </table:table-cell>
            <table:table-cell table:style-name="Table2.A1" office:value-type="string">
              <text:p text:style-name="MP2">Zorka Monitoring Agent</text:p>
            </table:table-cell>
            <table:table-cell table:style-name="Table2.C1" office:value-type="string">
              <text:p text:style-name="MP3">Rafał Lewczuk</text:p>
            </table:table-cell>
          </table:table-row>
          <table:table-row table:style-name="Table2.1">
            <table:table-cell table:style-name="Table2.A2" office:value-type="string">
              <text:p text:style-name="MP4"/>
            </table:table-cell>
            <table:table-cell table:style-name="Table2.A2" office:value-type="string">
              <text:p text:style-name="MP5">User's Guide</text:p>
            </table:table-cell>
            <table:table-cell table:style-name="Table2.C2" office:value-type="string">
              <text:p text:style-name="MP4"/>
            </table:table-cell>
          </table:table-row>
        </table:table>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
            </table:table-cell>
            <table:table-cell table:style-name="Table1.A1" office:value-type="string">
              <text:p text:style-name="MP5">Zorka Monitoring Agent User's Guide</text:p>
            </table:table-cell>
            <table:table-cell table:style-name="Table1.C1" office:value-type="string">
              <text:p text:style-name="MP6"><text:span text:style-name="MT1">Page </text:span><text:span text:style-name="MT2"><text:page-number text:select-page="current">9</text:page-number></text:span><text:span text:style-name="MT1">/</text:span><text:span text:style-name="MT2"><text:page-count style:num-format="1">9</text:page-count></text:span></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Zorka User Guide</dc:title>
    <meta:initial-creator>rlewczuk </meta:initial-creator>
    <meta:creation-date>2010-06-21T12:48:00</meta:creation-date>
    <dc:creator>rlewczuk </dc:creator>
    <dc:date>2012-09-15T19:59:03</dc:date>
    <meta:editing-cycles>378</meta:editing-cycles>
    <meta:editing-duration>P31DT21H45M22S</meta:editing-duration>
    <meta:generator>LibreOffice/3.4$Unix LibreOffice_project/340m1$Build-502</meta:generator>
    <meta:document-statistic meta:table-count="2" meta:image-count="0" meta:object-count="0" meta:page-count="9" meta:paragraph-count="130" meta:word-count="1110" meta:character-count="7867" meta:non-whitespace-character-count="6827"/>
    <meta:user-defined meta:name="Info 1"/>
    <meta:user-defined meta:name="Info 2"/>
    <meta:user-defined meta:name="Info 3"/>
    <meta:user-defined meta:name="Info 4"/>
  </office:meta>
</office:document-meta>
</file>